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#include&lt;stdbool.h&gt;</text:p>
      <text:p text:style-name="Standard">int main(){</text:p>
      <text:p text:style-name="Standard">int requests[5][5]={{1,0,1,0,1},</text:p>
      <text:p text:style-name="Standard"><text:tab/><text:tab/>{0,0,1,1,1},</text:p>
      <text:p text:style-name="Standard"><text:tab/><text:tab/>{0,1,0,1,0},</text:p>
      <text:p text:style-name="Standard"><text:tab/><text:tab/>{1,0,0,0,1},</text:p>
      <text:p text:style-name="Standard"><text:tab/><text:tab/>{0,5,1,1,0}};</text:p>
      <text:p text:style-name="Standard">int assigned[5][5]={{5,0,0,0,0},</text:p>
      <text:p text:style-name="Standard"><text:tab/><text:tab/>{0,3,0,0,0},</text:p>
      <text:p text:style-name="Standard"><text:tab/><text:tab/>{0,3,0,0,0},</text:p>
      <text:p text:style-name="Standard"><text:tab/><text:tab/>{0,0,7,0,0},</text:p>
      <text:p text:style-name="Standard"><text:tab/><text:tab/>{0,0,0,0,5}};</text:p>
      <text:p text:style-name="Standard">bool isValid=true;</text:p>
      <text:p text:style-name="Standard">for(int i=0;i&lt;5;i++){</text:p>
      <text:p text:style-name="Standard"><text:tab/>int count=0;</text:p>
      <text:p text:style-name="Standard"><text:tab/>for(int j=0;j&lt;5;j++){</text:p>
      <text:p text:style-name="Standard"><text:tab/><text:tab/>if(assigned[i][j]!=0){</text:p>
      <text:p text:style-name="Standard"><text:tab/><text:tab/><text:tab/>count++;</text:p>
      <text:p text:style-name="Standard"><text:tab/><text:tab/>}</text:p>
      <text:p text:style-name="Standard"><text:tab/><text:tab/>if(count&gt;1){</text:p>
      <text:p text:style-name="Standard"><text:tab/><text:tab/><text:tab/>isValid=false;</text:p>
      <text:p text:style-name="Standard"><text:tab/><text:tab/><text:tab/>break;</text:p>
      <text:p text:style-name="Standard"><text:tab/><text:tab/>}</text:p>
      <text:p text:style-name="Standard"><text:tab/>}</text:p>
      <text:p text:style-name="Standard"><text:tab/>if(!isValid){</text:p>
      <text:p text:style-name="Standard"><text:tab/><text:tab/>printf("Single Resource is assigned to multiple processes\n");</text:p>
      <text:p text:style-name="Standard"><text:tab/><text:tab/>break;</text:p>
      <text:p text:style-name="Standard"><text:tab/>}</text:p>
      <text:p text:style-name="Standard">}</text:p>
      <text:p text:style-name="Standard">if(isValid){</text:p>
      <text:p text:style-name="Standard"><text:tab/>printf("No single resource is assigned to multiple processes\n");</text:p>
      <text:p text:style-name="Standard">}</text:p>
      <text:p text:style-name="Standard">for(int i=0;i&lt;5;i++){</text:p>
      <text:p text:style-name="Standard"><text:tab/>int count=0;</text:p>
      <text:p text:style-name="Standard"><text:tab/>for(int j=0;j&lt;5;j++){</text:p>
      <text:p text:style-name="Standard"><text:tab/><text:tab/>if(requests[i][j]&gt;1){</text:p>
      <text:p text:style-name="Standard"><text:tab/><text:tab/><text:tab/>isValid=false;</text:p>
      <text:p text:style-name="Standard"><text:tab/><text:tab/><text:tab/>break;</text:p>
      <text:p text:style-name="Standard"><text:tab/><text:tab/>}</text:p>
      <text:p text:style-name="Standard"><text:tab/>}</text:p>
      <text:p text:style-name="Standard"><text:tab/>if(!isValid){</text:p>
      <text:p text:style-name="Standard"><text:tab/><text:tab/>printf("Process is making repeated requests for the same resource\n");</text:p>
      <text:p text:style-name="Standard"><text:tab/><text:tab/>break;</text:p>
      <text:p text:style-name="Standard"><text:tab/>}</text:p>
      <text:p text:style-name="Standard">}</text:p>
      <text:p text:style-name="Standard">if(isValid){</text:p>
      <text:p text:style-name="Standard"><text:tab/>printf("Processes are not making repeated requests for the same resource\n");</text:p>
      <text:p text:style-name="Standard"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51:02.292900335</meta:creation-date>
    <dc:date>2018-11-12T10:52:17.466206152</dc:date>
    <meta:editing-duration>PT1M18S</meta:editing-duration>
    <meta:editing-cycles>1</meta:editing-cycles>
    <meta:document-statistic meta:table-count="0" meta:image-count="0" meta:object-count="0" meta:page-count="1" meta:paragraph-count="52" meta:word-count="93" meta:character-count="876" meta:non-whitespace-character-count="772"/>
    <meta:generator>LibreOffice/6.0.6.2$Linux_X86_64 LibreOffice_project/00m0$Build-2</meta:generator>
  </office:meta>
</office:document-meta>
</file>